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4000001922C4C1F1A43802E1E.png" manifest:media-type="image/png"/>
  <manifest:file-entry manifest:full-path="Pictures/10000001000003AC0000011D71828D3457C456D9.png" manifest:media-type="image/png"/>
  <manifest:file-entry manifest:full-path="Pictures/100000010000043F000000FA8DF38B44F6784F78.png" manifest:media-type="image/png"/>
  <manifest:file-entry manifest:full-path="Pictures/10000001000003DF0000015CD6B55C8D012EC070.png" manifest:media-type="image/png"/>
  <manifest:file-entry manifest:full-path="Pictures/100000010000041A0000011BB4DB3D31A7A0B33F.png" manifest:media-type="image/png"/>
  <manifest:file-entry manifest:full-path="Pictures/10000001000003D8000000E739FA32490B303F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0f6" officeooo:paragraph-rsid="000e30f6"/>
    </style:style>
    <style:style style:name="P2" style:family="paragraph" style:parent-style-name="Standard">
      <style:text-properties officeooo:rsid="000e30f6" officeooo:paragraph-rsid="001115ef"/>
    </style:style>
    <style:style style:name="P3" style:family="paragraph" style:parent-style-name="Standard">
      <style:text-properties officeooo:rsid="000e30f6" officeooo:paragraph-rsid="0014a097"/>
    </style:style>
    <style:style style:name="P4" style:family="paragraph" style:parent-style-name="Standard">
      <style:text-properties officeooo:rsid="000e30f6" officeooo:paragraph-rsid="001726ed"/>
    </style:style>
    <style:style style:name="P5" style:family="paragraph" style:parent-style-name="Standard">
      <style:text-properties officeooo:rsid="000e30f6" officeooo:paragraph-rsid="0017a464"/>
    </style:style>
    <style:style style:name="P6" style:family="paragraph" style:parent-style-name="Standard">
      <style:text-properties officeooo:rsid="000e30f6" officeooo:paragraph-rsid="0018ea3c"/>
    </style:style>
    <style:style style:name="P7" style:family="paragraph" style:parent-style-name="Standard">
      <style:text-properties officeooo:rsid="001726ed" officeooo:paragraph-rsid="001726ed"/>
    </style:style>
    <style:style style:name="P8" style:family="paragraph" style:parent-style-name="Standard">
      <style:text-properties officeooo:rsid="0017a464" officeooo:paragraph-rsid="0017a464"/>
    </style:style>
    <style:style style:name="P9" style:family="paragraph" style:parent-style-name="Standard">
      <style:text-properties officeooo:rsid="0018ea3c" officeooo:paragraph-rsid="0018ea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15ef"/>
    </style:style>
    <style:style style:name="T3" style:family="text">
      <style:text-properties officeooo:rsid="0014a097"/>
    </style:style>
    <style:style style:name="T4" style:family="text">
      <style:text-properties officeooo:rsid="001726ed"/>
    </style:style>
    <style:style style:name="T5" style:family="text">
      <style:text-properties officeooo:rsid="0017a4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65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4"/><text:span text:style-name="T1">Assignment-7</text:span></text:p>
      <text:p text:style-name="P1"><text:span text:style-name="T1"/></text:p>
      <text:p text:style-name="P1"><text:s text:c="29"/>Summarizing data with aggregate functions</text:p>
      <text:p text:style-name="P1"/>
      <text:p text:style-name="P7">1.</text:p>
      <text:p text:style-name="P7"><draw:frame draw:style-name="fr1" draw:name="Image1" text:anchor-type="char" svg:x="0.566cm" svg:y="0.452cm" svg:width="12.592cm" svg:height="2.956cm" draw:z-index="0"><draw:image xlink:href="Pictures/10000001000003D8000000E739FA32490B303F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2.</text:span></text:p>
      <text:p text:style-name="P3"><draw:frame draw:style-name="fr2" draw:name="Image2" text:anchor-type="char" svg:x="0.464cm" svg:y="0.464cm" svg:width="12.853cm" svg:height="3.683cm" draw:z-index="1"><draw:image xlink:href="Pictures/100000010000041A0000011BB4DB3D31A7A0B33F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3">3. <text:s text:c="130"/></text:span></text:p>
      <text:p text:style-name="P4"><draw:frame draw:style-name="fr1" draw:name="Image3" text:anchor-type="char" svg:x="0.561cm" svg:y="0.106cm" svg:width="12.61cm" svg:height="4.427cm" draw:z-index="2"><draw:image xlink:href="Pictures/10000001000003DF0000015CD6B55C8D012EC070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4.</text:span></text:p>
      <text:p text:style-name="P5"/>
      <text:p text:style-name="P5"><draw:frame draw:style-name="fr1" draw:name="Image4" text:anchor-type="char" svg:x="0.15cm" svg:y="0.048cm" svg:width="16.678cm" svg:height="3.835cm" draw:z-index="3"><draw:image xlink:href="Pictures/100000010000043F000000FA8DF38B44F6784F7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6"><text:soft-page-break/><text:span text:style-name="T5">5.</text:span></text:p>
      <text:p text:style-name="P6"><draw:frame draw:style-name="fr1" draw:name="Image6" text:anchor-type="char" svg:x="0.314cm" svg:y="0.302cm" svg:width="12.882cm" svg:height="3.905cm" draw:z-index="5"><draw:image xlink:href="Pictures/10000001000003AC0000011D71828D3457C456D9.png" xlink:type="simple" xlink:show="embed" xlink:actuate="onLoad" draw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6.</text:p>
      <text:p text:style-name="P9"/>
      <text:p text:style-name="P9"><draw:frame draw:style-name="fr1" draw:name="Image5" text:anchor-type="char" svg:x="0.258cm" svg:y="0.065cm" svg:width="14.669cm" svg:height="5.246cm" draw:z-index="4"><draw:image xlink:href="Pictures/1000000100000464000001922C4C1F1A43802E1E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36:58.321056346</meta:creation-date>
    <dc:date>2023-09-13T22:32:12.053691281</dc:date>
    <meta:editing-duration>PT1H45M</meta:editing-duration>
    <meta:editing-cycles>7</meta:editing-cycles>
    <meta:generator>LibreOffice/7.3.7.2$Linux_X86_64 LibreOffice_project/30$Build-2</meta:generator>
    <meta:document-statistic meta:table-count="0" meta:image-count="6" meta:object-count="0" meta:page-count="2" meta:paragraph-count="10" meta:word-count="12" meta:character-count="281" meta:non-whitespace-character-count="61"/>
  </office:meta>
</office:document-meta>
</file>